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" officeooo:rsid="001bf5aa" officeooo:paragraph-rsid="001bf5aa"/>
    </style:style>
    <style:style style:name="P2" style:family="paragraph" style:parent-style-name="Text_20_body">
      <style:text-properties style:font-name="Arial" officeooo:rsid="001cc3b1" officeooo:paragraph-rsid="001cc3b1"/>
    </style:style>
    <style:style style:name="P3" style:family="paragraph" style:parent-style-name="Text_20_body">
      <style:text-properties style:font-name="Arial" officeooo:rsid="00205c9a" officeooo:paragraph-rsid="00205c9a"/>
    </style:style>
    <style:style style:name="P4" style:family="paragraph" style:parent-style-name="Text_20_body">
      <style:text-properties style:font-name="Arial" officeooo:rsid="0021cc02" officeooo:paragraph-rsid="0021cc02"/>
    </style:style>
    <style:style style:name="P5" style:family="paragraph" style:parent-style-name="Heading_20_1">
      <style:text-properties officeooo:rsid="001bf5aa" officeooo:paragraph-rsid="001bf5aa"/>
    </style:style>
    <style:style style:name="P6" style:family="paragraph" style:parent-style-name="Text_20_body">
      <style:text-properties style:font-name="Arial" officeooo:rsid="001e936f" officeooo:paragraph-rsid="00296961"/>
    </style:style>
    <style:style style:name="T1" style:family="text">
      <style:text-properties officeooo:rsid="00205c9a"/>
    </style:style>
    <style:style style:name="T2" style:family="text">
      <style:text-properties officeooo:rsid="0021cc02"/>
    </style:style>
    <style:style style:name="T3" style:family="text">
      <style:text-properties officeooo:rsid="00243107"/>
    </style:style>
    <style:style style:name="T4" style:family="text">
      <style:text-properties officeooo:rsid="00259037"/>
    </style:style>
    <style:style style:name="T5" style:family="text">
      <style:text-properties officeooo:rsid="002637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3. Korman je gurmán</text:h>
      <text:p text:style-name="P1">Bruno Petrus – Gymnázium Bajkalská</text:p>
      <text:p text:style-name="P2">Algoritmus, ktorý používa náš program, funguje následovne. Nájdeme 2 najväčšie čísla, pozrieme sa či sú v správnom poradí resp. či väčsie čísla je v rade ďalej. Ak nie presuň menšie číslo na začiatok. Následne opakuj s menšími číslami.</text:p>
      <text:p text:style-name="P2">Tento algoritmus funguje, lebo v usporiadanom rade je vždy väčšie za menším. Náš algoritmus len pozerá, kde toto <text:span text:style-name="T3">neplatí</text:span> v pôvodnom rade a na základe toho urobí úpravy. <text:span text:style-name="T4">Nájde</text:span> najmenší počet krokov, lebo vzhľadom na pravidlá úlohy o úpravách pola, prvok môžeme posunuť len na začiatok. Vďaka tomu že ideme od najväčšieho čísla a nie napríklad od indexu 0 docielime, že vždy budú 2 čísla vo vzájomne správnom poradí na najmenší počet krokov.</text:p>
      <text:p text:style-name="P6">Nás program využíva dátovú štruktúru std::<text:span text:style-name="T1">multi</text:span>map. <text:span text:style-name="T5">Multi</text:span>map je utriedená key-value dátová štruktúra. Dôvod pre výber <text:span text:style-name="T1">multi</text:span>map bol, že je utriedená od najväčšieho po najmenšie hodnoty klúča a toto nám umožňilo rýchle iterovanie cez pole v zostupnom poradí prvkov. Taktiež má veľmí rýchlu časovú zložitosť pri access-e, čo potrebujeme, keď meníme value daného key. <text:span text:style-name="T1">V ostatných testovacích sadách môže pole obsahovať viacero tých istých čisel, preto sme si vybrali multimap a nie map.</text:span></text:p>
      <text:p text:style-name="P3">Program začne tým, že načíta vstup do multimap, kde key je hodnota a value poradie. Vzhľadom na to že multimap je utriedená od najmenšieho po najväčšie, musíme iterovať cez ňu v opačnom poradí. <text:span text:style-name="T2">Vždy sa pozrieme na väčšie číslo a menšie číslo, zistíme či sú v poradí alebo nie. Ak nie tak musíme dať menšie z nich na začiatok. Musíme si dať pozor na pole, kde sa nachádza viackrát ten istý prvok, musíme preto upraviť všetky takéto prvky.</text:span></text:p>
      <text:p text:style-name="P4">Pamäťová zložitosť je rovná n, musíme si pamätať všetky prvky. Časová zložitosť je v najhoršom prípade, keď je proste celé pole naopak ako má byť, rovné O(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M40S</meta:editing-duration>
    <meta:editing-cycles>14</meta:editing-cycles>
    <meta:generator>LibreOffice/4.4.0.3$Windows_x86 LibreOffice_project/de093506bcdc5fafd9023ee680b8c60e3e0645d7</meta:generator>
    <dc:date>2017-12-18T19:40:38.593000000</dc:date>
    <meta:document-statistic meta:table-count="0" meta:image-count="0" meta:object-count="0" meta:page-count="1" meta:paragraph-count="7" meta:word-count="296" meta:character-count="1804" meta:non-whitespace-character-count="1514"/>
    <meta:user-defined meta:name="Info 1"/>
    <meta:user-defined meta:name="Info 2"/>
    <meta:user-defined meta:name="Info 3"/>
    <meta:user-defined meta:name="Info 4"/>
  </office:meta>
</office:document-meta>
</file>